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97.64mm" svg:height="121.08mm" svg:x="237.49mm" svg:y="0mm">
            <draw:object draw:notify-on-update-of-ranges="Sheet1.A12:Sheet1.A12 Sheet1.A27:Sheet1.A27 Sheet1.A39:Sheet1.A39 Sheet1.A53:Sheet1.A53 Sheet1.A66:Sheet1.A66 Sheet1.G12:Sheet1.G12 Sheet1.G27:Sheet1.G27 Sheet1.G39:Sheet1.G39 Sheet1.G53:Sheet1.G53 Sheet1.B12:Sheet1.B12 Sheet1.B27:Sheet1.B27 Sheet1.B39:Sheet1.B39 Sheet1.B53:Sheet1.B53 Sheet1.B66:Sheet1.B66 Sheet1.H12:Sheet1.H12 Sheet1.H27:Sheet1.H27 Sheet1.H39:Sheet1.H39 Sheet1.H53:Sheet1.H53 Sheet1.C12:Sheet1.C12 Sheet1.C27:Sheet1.C27 Sheet1.C39:Sheet1.C39 Sheet1.C53:Sheet1.C53 Sheet1.C66:Sheet1.C66 Sheet1.I12:Sheet1.I12 Sheet1.I27:Sheet1.I27 Sheet1.I39:Sheet1.I39 Sheet1.I53:Sheet1.I5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06.39mm" svg:height="128.7mm" svg:x="245.75mm" svg:y="132.07mm">
            <draw:object draw:notify-on-update-of-ranges="Sheet1.A69:Sheet1.A69 Sheet1.B69:Sheet1.K6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3" table:default-cell-style-name="Default"/>
        <table:table-row table:style-name="ro1">
          <table:table-cell office:value-type="string" calcext:value-type="string">
            <text:p>N = 18</text:p>
          </table:table-cell>
          <table:table-cell office:value-type="string" calcext:value-type="string">
            <text:p>P = 0.1 </text:p>
          </table:table-cell>
          <table:table-cell table:style-name="ce1" office:value-type="string" calcext:value-type="string">
            <text:p>min teams </text:p>
          </table:table-cell>
          <table:table-cell office:value-type="string" calcext:value-type="string">
            <text:p>Running time </text:p>
          </table:table-cell>
          <table:table-cell table:number-columns-repeated="2"/>
          <table:table-cell office:value-type="string" calcext:value-type="string">
            <text:p>N = 18</text:p>
          </table:table-cell>
          <table:table-cell office:value-type="string" calcext:value-type="string">
            <text:p>P = 0.6</text:p>
          </table:table-cell>
          <table:table-cell office:value-type="string" calcext:value-type="string">
            <text:p>min teams </text:p>
          </table:table-cell>
          <table:table-cell office:value-type="string" calcext:value-type="string">
            <text:p>Running time 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598958" calcext:value-type="float">
            <text:p>0.598958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.270112" calcext:value-type="float">
            <text:p>1.27011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37565" calcext:value-type="float">
            <text:p>0.3756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.3436" calcext:value-type="float">
            <text:p>1.343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60795" calcext:value-type="float">
            <text:p>0.6079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.2264" calcext:value-type="float">
            <text:p>1.226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55201" calcext:value-type="float">
            <text:p>0.55201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1.5677" calcext:value-type="float">
            <text:p>1.567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.7645" calcext:value-type="float">
            <text:p>1.764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1.5699" calcext:value-type="float">
            <text:p>1.569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59256" calcext:value-type="float">
            <text:p>0.5925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1.63334" calcext:value-type="float">
            <text:p>1.6333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6274" calcext:value-type="float">
            <text:p>0.6274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.1958" calcext:value-type="float">
            <text:p>1.195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600709" calcext:value-type="float">
            <text:p>0.60070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.03987" calcext:value-type="float">
            <text:p>1.0398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.1976" calcext:value-type="float">
            <text:p>1.197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.197089" calcext:value-type="float">
            <text:p>1.19708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594165" calcext:value-type="float">
            <text:p>0.59416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.13023" calcext:value-type="float">
            <text:p>1.13023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style-name="ce1"/>
          <table:table-cell table:style-name="ce1" table:formula="of:=AVERAGE([.C2]: [.C11])" office:value-type="float" office:value="2.9" calcext:value-type="float">
            <text:p>2.9</text:p>
          </table:table-cell>
          <table:table-cell table:style-name="ce1" table:formula="of:=AVERAGE([.D2]: [.D11])" office:value-type="float" office:value="0.7511502" calcext:value-type="float">
            <text:p>0.7511502</text:p>
          </table:table-cell>
          <table:table-cell table:number-columns-repeated="2"/>
          <table:table-cell table:style-name="ce1" office:value-type="string" calcext:value-type="string">
            <text:p>average</text:p>
          </table:table-cell>
          <table:table-cell table:style-name="ce1"/>
          <table:table-cell table:style-name="ce1" table:formula="of:=AVERAGE([.I2:.I11])" office:value-type="float" office:value="6.2" calcext:value-type="float">
            <text:p>6.2</text:p>
          </table:table-cell>
          <table:table-cell table:style-name="ce1" table:formula="of:=AVERAGE([.J2:.J11])" office:value-type="float" office:value="1.3174041" calcext:value-type="float">
            <text:p>1.3174041</text:p>
          </table:table-cell>
          <table:table-cell table:number-columns-repeated="13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office:value-type="string" calcext:value-type="string">
            <text:p>N = 18 </text:p>
          </table:table-cell>
          <table:table-cell office:value-type="string" calcext:value-type="string">
            <text:p>P = 0.2</text:p>
          </table:table-cell>
          <table:table-cell office:value-type="string" calcext:value-type="string">
            <text:p>min teams </text:p>
          </table:table-cell>
          <table:table-cell office:value-type="string" calcext:value-type="string">
            <text:p>Running time </text:p>
          </table:table-cell>
          <table:table-cell table:number-columns-repeated="2"/>
          <table:table-cell office:value-type="string" calcext:value-type="string">
            <text:p>N = 18</text:p>
          </table:table-cell>
          <table:table-cell office:value-type="string" calcext:value-type="string">
            <text:p>P = 0.7</text:p>
          </table:table-cell>
          <table:table-cell office:value-type="string" calcext:value-type="string">
            <text:p>min teams </text:p>
          </table:table-cell>
          <table:table-cell office:value-type="string" calcext:value-type="string">
            <text:p>Running time 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607" calcext:value-type="float">
            <text:p>0.607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2.165" calcext:value-type="float">
            <text:p>2.16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5841" calcext:value-type="float">
            <text:p>0.5841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1.63" calcext:value-type="float">
            <text:p>1.6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58955" calcext:value-type="float">
            <text:p>0.5895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2.002" calcext:value-type="float">
            <text:p>2.00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58192" calcext:value-type="float">
            <text:p>0.5819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2.808" calcext:value-type="float">
            <text:p>2.80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59806" calcext:value-type="float">
            <text:p>0.5980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1.15" calcext:value-type="float">
            <text:p>1.1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.305" calcext:value-type="float">
            <text:p>1.30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2.975" calcext:value-type="float">
            <text:p>2.97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8385" calcext:value-type="float">
            <text:p>0.838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2.05" calcext:value-type="float">
            <text:p>2.0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5895" calcext:value-type="float">
            <text:p>0.589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2.793" calcext:value-type="float">
            <text:p>2.79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81492" calcext:value-type="float">
            <text:p>0.81492</text:p>
          </table:table-cell>
          <table:table-cell table:style-name="ce1"/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.547" calcext:value-type="float">
            <text:p>2.54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59647" calcext:value-type="float">
            <text:p>0.5964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2.458" calcext:value-type="float">
            <text:p>2.458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style-name="ce1"/>
          <table:table-cell table:style-name="ce1" table:formula="of:=AVERAGE([.C17] : [.C26])" office:value-type="float" office:value="3.3" calcext:value-type="float">
            <text:p>3.3</text:p>
          </table:table-cell>
          <table:table-cell table:style-name="ce1" table:formula="of:=AVERAGE([.D17] : [.D26])" office:value-type="float" office:value="0.710502" calcext:value-type="float">
            <text:p>0.710502</text:p>
          </table:table-cell>
          <table:table-cell table:number-columns-repeated="2"/>
          <table:table-cell table:style-name="ce1" office:value-type="string" calcext:value-type="string">
            <text:p>average</text:p>
          </table:table-cell>
          <table:table-cell table:style-name="ce1"/>
          <table:table-cell table:style-name="ce1" table:formula="of:=AVERAGE([.I17:.I26])" office:value-type="float" office:value="7.6" calcext:value-type="float">
            <text:p>7.6</text:p>
          </table:table-cell>
          <table:table-cell table:style-name="ce1" table:formula="of:=AVERAGE([.J17:.J26])" office:value-type="float" office:value="2.2578" calcext:value-type="float">
            <text:p>2.2578</text:p>
          </table:table-cell>
          <table:table-cell table:number-columns-repeated="13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N = 18</text:p>
          </table:table-cell>
          <table:table-cell office:value-type="string" calcext:value-type="string">
            <text:p>P = 0.3</text:p>
          </table:table-cell>
          <table:table-cell office:value-type="string" calcext:value-type="string">
            <text:p>min teams </text:p>
          </table:table-cell>
          <table:table-cell office:value-type="string" calcext:value-type="string">
            <text:p>Running time </text:p>
          </table:table-cell>
          <table:table-cell table:number-columns-repeated="2"/>
          <table:table-cell office:value-type="string" calcext:value-type="string">
            <text:p>N = 18</text:p>
          </table:table-cell>
          <table:table-cell office:value-type="string" calcext:value-type="string">
            <text:p>P = 0.8</text:p>
          </table:table-cell>
          <table:table-cell office:value-type="string" calcext:value-type="string">
            <text:p>min teams </text:p>
          </table:table-cell>
          <table:table-cell office:value-type="string" calcext:value-type="string">
            <text:p>Running time 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9571" calcext:value-type="float">
            <text:p>0.957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3.0789" calcext:value-type="float">
            <text:p>3.078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8117" calcext:value-type="float">
            <text:p>0.8117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2.35" calcext:value-type="float">
            <text:p>2.3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8285" calcext:value-type="float">
            <text:p>0.828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2.0741" calcext:value-type="float">
            <text:p>2.074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80825" calcext:value-type="float">
            <text:p>0.80825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2.58458" calcext:value-type="float">
            <text:p>2.5845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82825" calcext:value-type="float">
            <text:p>0.8282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2.46" calcext:value-type="float">
            <text:p>2.4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80786" calcext:value-type="float">
            <text:p>0.80786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2.485" calcext:value-type="float">
            <text:p>2.48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.0536289" calcext:value-type="float">
            <text:p>1.0536289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2.848" calcext:value-type="float">
            <text:p>2.84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82035" calcext:value-type="float">
            <text:p>0.82035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3.456" calcext:value-type="float">
            <text:p>3.45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.545" calcext:value-type="float">
            <text:p>1.54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2.569" calcext:value-type="float">
            <text:p>2.569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style-name="ce1"/>
          <table:table-cell table:style-name="ce1" table:formula="of:=AVERAGE([.C30:.C38])" office:value-type="float" office:value="4.11111111111111" calcext:value-type="float">
            <text:p>4.11111111111111</text:p>
          </table:table-cell>
          <table:table-cell table:style-name="ce1" table:formula="of:=AVERAGE([.D30:.D38])" office:value-type="float" office:value="0.940070988888889" calcext:value-type="float">
            <text:p>0.940070988888889</text:p>
          </table:table-cell>
          <table:table-cell table:number-columns-repeated="2"/>
          <table:table-cell table:style-name="ce1" office:value-type="string" calcext:value-type="string">
            <text:p>average</text:p>
          </table:table-cell>
          <table:table-cell table:style-name="ce1"/>
          <table:table-cell table:style-name="ce1" table:formula="of:=AVERAGE([.I30:.I38])" office:value-type="float" office:value="8.44444444444444" calcext:value-type="float">
            <text:p>8.44444444444444</text:p>
          </table:table-cell>
          <table:table-cell table:style-name="ce1" table:formula="of:=AVERAGE([.J30:.J38])" office:value-type="float" office:value="2.65617555555555" calcext:value-type="float">
            <text:p>2.65617555555555</text:p>
          </table:table-cell>
          <table:table-cell table:number-columns-repeated="13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N = 18</text:p>
          </table:table-cell>
          <table:table-cell office:value-type="string" calcext:value-type="string">
            <text:p>P = 0.4</text:p>
          </table:table-cell>
          <table:table-cell office:value-type="string" calcext:value-type="string">
            <text:p>min teams </text:p>
          </table:table-cell>
          <table:table-cell office:value-type="string" calcext:value-type="string">
            <text:p>Running time </text:p>
          </table:table-cell>
          <table:table-cell table:number-columns-repeated="2"/>
          <table:table-cell office:value-type="string" calcext:value-type="string">
            <text:p>N = 18</text:p>
          </table:table-cell>
          <table:table-cell office:value-type="string" calcext:value-type="string">
            <text:p>P = 0.9</text:p>
          </table:table-cell>
          <table:table-cell office:value-type="string" calcext:value-type="string">
            <text:p>min teams </text:p>
          </table:table-cell>
          <table:table-cell office:value-type="string" calcext:value-type="string">
            <text:p>Running time 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.0655" calcext:value-type="float">
            <text:p>1.0655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5.9525" calcext:value-type="float">
            <text:p>5.952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.05625" calcext:value-type="float">
            <text:p>1.05625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6.456" calcext:value-type="float">
            <text:p>6.45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945" calcext:value-type="float">
            <text:p>0.945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2.485" calcext:value-type="float">
            <text:p>2.48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.10354" calcext:value-type="float">
            <text:p>1.10354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5.854" calcext:value-type="float">
            <text:p>5.85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.153" calcext:value-type="float">
            <text:p>1.153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5.45" calcext:value-type="float">
            <text:p>5.4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.1254" calcext:value-type="float">
            <text:p>1.1254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9.4" calcext:value-type="float">
            <text:p>9.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.1125" calcext:value-type="float">
            <text:p>1.1125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16.45" calcext:value-type="float">
            <text:p>16.4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.12545" calcext:value-type="float">
            <text:p>1.12545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8.45" calcext:value-type="float">
            <text:p>8.4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89545" calcext:value-type="float">
            <text:p>0.89545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3.465" calcext:value-type="float">
            <text:p>3.46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.04465" calcext:value-type="float">
            <text:p>1.04465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8.456" calcext:value-type="float">
            <text:p>8.45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.428022" calcext:value-type="float">
            <text:p>1.428022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5.15" calcext:value-type="float">
            <text:p>5.15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style-name="ce1"/>
          <table:table-cell table:style-name="ce1" table:formula="of:=AVERAGE([.C42:.C52])" office:value-type="float" office:value="4.72727272727273" calcext:value-type="float">
            <text:p>4.72727272727273</text:p>
          </table:table-cell>
          <table:table-cell table:style-name="ce1" table:formula="of:=AVERAGE([.D42:.D52])" office:value-type="float" office:value="1.09588745454545" calcext:value-type="float">
            <text:p>1.09588745454545</text:p>
          </table:table-cell>
          <table:table-cell table:number-columns-repeated="2"/>
          <table:table-cell table:style-name="ce1" office:value-type="string" calcext:value-type="string">
            <text:p>average</text:p>
          </table:table-cell>
          <table:table-cell table:style-name="ce1"/>
          <table:table-cell table:style-name="ce1" table:formula="of:=AVERAGE([.I42:.I52])" office:value-type="float" office:value="9.63636363636364" calcext:value-type="float">
            <text:p>9.63636363636364</text:p>
          </table:table-cell>
          <table:table-cell table:style-name="ce1" table:formula="of:=AVERAGE([.J42:.J52])" office:value-type="float" office:value="7.05168181818182" calcext:value-type="float">
            <text:p>7.05168181818182</text:p>
          </table:table-cell>
          <table:table-cell table:number-columns-repeated="13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N = 18</text:p>
          </table:table-cell>
          <table:table-cell office:value-type="string" calcext:value-type="string">
            <text:p>P = 0.5</text:p>
          </table:table-cell>
          <table:table-cell office:value-type="string" calcext:value-type="string">
            <text:p>min teams </text:p>
          </table:table-cell>
          <table:table-cell office:value-type="string" calcext:value-type="string">
            <text:p>Running time 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.04848" calcext:value-type="float">
            <text:p>1.0484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.011522" calcext:value-type="float">
            <text:p>1.01152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.2307" calcext:value-type="float">
            <text:p>1.2307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9965" calcext:value-type="float">
            <text:p>0.996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.26745" calcext:value-type="float">
            <text:p>1.2674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.51099" calcext:value-type="float">
            <text:p>2.5109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.307452" calcext:value-type="float">
            <text:p>1.30745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.53456" calcext:value-type="float">
            <text:p>1.53456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.0369" calcext:value-type="float">
            <text:p>1.036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.2775463" calcext:value-type="float">
            <text:p>1.2775463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style-name="ce1"/>
          <table:table-cell table:style-name="ce1" table:formula="of:=AVERAGE([.C56:.C65])" office:value-type="float" office:value="5.6" calcext:value-type="float">
            <text:p>5.6</text:p>
          </table:table-cell>
          <table:table-cell table:style-name="ce1" table:formula="of:=AVERAGE([.D56:.D65])" office:value-type="float" office:value="1.32221003" calcext:value-type="float">
            <text:p>1.32221003</text:p>
          </table:table-cell>
          <table:table-cell table:number-columns-repeated="19"/>
        </table:table-row>
        <table:table-row table:style-name="ro2">
          <table:table-cell table:number-columns-repeated="12"/>
          <table:table-cell table:style-name="ce3" office:value-type="string" calcext:value-type="string">
            <text:p>I choose N = 18 because that’s the maximum N can solve in probaility 0.9. And even N = 18 and probability is 0.9, is also hard to solve it</text:p>
          </table:table-cell>
          <table:table-cell table:style-name="ce3" table:number-columns-repeated="10"/>
        </table:table-row>
        <table:table-row table:style-name="ro1">
          <table:table-cell table:number-columns-repeated="23"/>
        </table:table-row>
        <table:table-row table:style-name="ro1">
          <table:table-cell table:style-name="ce1" office:value-type="string" calcext:value-type="string">
            <text:p>Average running time </text:p>
          </table:table-cell>
          <table:table-cell table:style-name="ce1"/>
          <table:table-cell table:style-name="ce1" office:value-type="float" office:value="0.7511502" calcext:value-type="float">
            <text:p>0.7511502</text:p>
          </table:table-cell>
          <table:table-cell table:style-name="ce1" office:value-type="float" office:value="0.710502" calcext:value-type="float">
            <text:p>0.710502</text:p>
          </table:table-cell>
          <table:table-cell table:style-name="ce1" office:value-type="float" office:value="0.940070989" calcext:value-type="float">
            <text:p>0.940070989</text:p>
          </table:table-cell>
          <table:table-cell table:style-name="ce1" office:value-type="float" office:value="1.0958847455" calcext:value-type="float">
            <text:p>1.0958847455</text:p>
          </table:table-cell>
          <table:table-cell table:style-name="ce1" office:value-type="float" office:value="1.32221003" calcext:value-type="float">
            <text:p>1.32221003</text:p>
          </table:table-cell>
          <table:table-cell table:style-name="ce1" office:value-type="float" office:value="1.371" calcext:value-type="float">
            <text:p>1.371</text:p>
          </table:table-cell>
          <table:table-cell table:style-name="ce1" office:value-type="float" office:value="2.2578" calcext:value-type="float">
            <text:p>2.2578</text:p>
          </table:table-cell>
          <table:table-cell table:style-name="ce1" office:value-type="float" office:value="2.65617555" calcext:value-type="float">
            <text:p>2.65617555</text:p>
          </table:table-cell>
          <table:table-cell table:style-name="ce1" office:value-type="float" office:value="7.05168" calcext:value-type="float">
            <text:p>7.05168</text:p>
          </table:table-cell>
          <table:table-cell table:number-columns-repeated="12"/>
        </table:table-row>
        <table:table-row table:style-name="ro1" table:number-rows-repeated="14">
          <table:table-cell table:number-columns-repeated="23"/>
        </table:table-row>
        <table:table-row table:style-name="ro2">
          <table:table-cell office:value-type="string" calcext:value-type="string">
            <text:p>N = 100</text:p>
          </table:table-cell>
          <table:table-cell office:value-type="string" calcext:value-type="string">
            <text:p>P = 0.1 </text:p>
          </table:table-cell>
          <table:table-cell office:value-type="string" calcext:value-type="string">
            <text:p>min teams </text:p>
          </table:table-cell>
          <table:table-cell office:value-type="string" calcext:value-type="string">
            <text:p>Running time </text:p>
          </table:table-cell>
          <table:table-cell/>
          <table:table-cell office:value-type="string" calcext:value-type="string">
            <text:p>N =100</text:p>
          </table:table-cell>
          <table:table-cell office:value-type="string" calcext:value-type="string">
            <text:p>P = 0.2</text:p>
          </table:table-cell>
          <table:table-cell office:value-type="string" calcext:value-type="string">
            <text:p>min teams </text:p>
          </table:table-cell>
          <table:table-cell office:value-type="string" calcext:value-type="string">
            <text:p>Running time </text:p>
          </table:table-cell>
          <table:table-cell table:number-columns-repeated="2"/>
          <table:table-cell table:style-name="ce3" office:value-type="string" calcext:value-type="string">
            <text:p>Then i try N = 100 , probablilty p = 0.1 is easy to find the min teams , but when p = 0.2 , it’s very hard to find the min teams. So N = 1000 and p = 0.1 using minisat may take hours to solve it 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.7922" calcext:value-type="float">
            <text:p>5.792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16.785" calcext:value-type="float">
            <text:p>316.785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.72485" calcext:value-type="float">
            <text:p>4.7248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652.64" calcext:value-type="float">
            <text:p>652.6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.7345" calcext:value-type="float">
            <text:p>4.734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2.415" calcext:value-type="float">
            <text:p>52.415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.7366" calcext:value-type="float">
            <text:p>5.736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00.145" calcext:value-type="float">
            <text:p>300.145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.8845" calcext:value-type="float">
            <text:p>4.884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74.45" calcext:value-type="float">
            <text:p>74.45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.125" calcext:value-type="float">
            <text:p>4.12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42.51" calcext:value-type="float">
            <text:p>342.5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.54" calcext:value-type="float">
            <text:p>4.5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24.15" calcext:value-type="float">
            <text:p>324.15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.15" calcext:value-type="float">
            <text:p>4.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45.45" calcext:value-type="float">
            <text:p>245.45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.152" calcext:value-type="float">
            <text:p>5.15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4.415" calcext:value-type="float">
            <text:p>124.415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.5415" calcext:value-type="float">
            <text:p>6.54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34.45" calcext:value-type="float">
            <text:p>234.45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style-name="ce1"/>
          <table:table-cell table:style-name="ce1" table:formula="of:=AVERAGE([.C85:.C94])" office:value-type="float" office:value="5" calcext:value-type="float">
            <text:p>5</text:p>
          </table:table-cell>
          <table:table-cell table:style-name="ce1" table:formula="of:=AVERAGE([.D85:.D94])" office:value-type="float" office:value="5.038115" calcext:value-type="float">
            <text:p>5.038115</text:p>
          </table:table-cell>
          <table:table-cell/>
          <table:table-cell table:style-name="ce1" office:value-type="string" calcext:value-type="string">
            <text:p>average</text:p>
          </table:table-cell>
          <table:table-cell table:style-name="ce1"/>
          <table:table-cell table:style-name="ce1" table:formula="of:=AVERAGE([.H85:.H94])" office:value-type="float" office:value="6.8" calcext:value-type="float">
            <text:p>6.8</text:p>
          </table:table-cell>
          <table:table-cell table:style-name="ce1" table:formula="of:=AVERAGE([.I85:.I94])" office:value-type="float" office:value="266.741" calcext:value-type="float">
            <text:p>266.741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6">0000-00-00</text:date>, <text:time style:data-style-name="N2" text:time-value="12:40:51.7993772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5T20:35:14.123972036</meta:creation-date>
    <meta:generator>LibreOffice/6.0.7.3$Linux_X86_64 LibreOffice_project/00m0$Build-3</meta:generator>
    <dc:date>2019-06-26T12:52:43.406767824</dc:date>
    <meta:editing-duration>PT27M</meta:editing-duration>
    <meta:editing-cycles>4</meta:editing-cycles>
    <meta:document-statistic meta:table-count="1" meta:cell-count="30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765cm" svg:height="12.109cm" xlink:href=".." xlink:type="simple" chart:class="chart:bar" chart:style-name="ch1">
        <chart:title svg:x="7.881cm" svg:y="0.378cm" chart:style-name="ch2">
          <text:p>Average min teams</text:p>
        </chart:title>
        <chart:plot-area chart:style-name="ch3" table:cell-range-address="Sheet1.A12:Sheet1.C12 Sheet1.A27:Sheet1.C27 Sheet1.A39:Sheet1.C39 Sheet1.A53:Sheet1.C53 Sheet1.A66:Sheet1.C66 Sheet1.G12:Sheet1.I12 Sheet1.G27:Sheet1.I27 Sheet1.G39:Sheet1.I39 Sheet1.G53:Sheet1.I53" chart:data-source-has-labels="both" svg:x="0.221cm" svg:y="1.119cm" svg:width="18.331cm" svg:height="10.103cm">
          <chartooo:coordinate-region svg:x="0.842cm" svg:y="1.318cm" svg:width="17.71cm" svg:height="9.257cm"/>
          <chart:axis chart:dimension="x" chart:name="primary-x" chart:style-name="ch4" chartooo:axis-type="auto">
            <chartooo:date-scale/>
            <chart:title svg:x="8.575cm" svg:y="11.464cm" chart:style-name="ch5">
              <text:p>probability</text:p>
            </chart:title>
            <chart:categories table:cell-range-address="Sheet1.A12:Sheet1.A12 Sheet1.A27:Sheet1.A27 Sheet1.A39:Sheet1.A39 Sheet1.A53:Sheet1.A53 Sheet1.A66:Sheet1.A66 Sheet1.G12:Sheet1.G12 Sheet1.G27:Sheet1.G27 Sheet1.G39:Sheet1.G39 Sheet1.G53:Sheet1.G53"/>
          </chart:axis>
          <chart:axis chart:dimension="y" chart:name="primary-y" chart:style-name="ch6">
            <chart:title svg:x="0cm" svg:y="7.471cm" chart:style-name="ch7">
              <text:p>number of teams </text:p>
            </chart:title>
            <chart:grid chart:style-name="ch8" chart:class="major"/>
          </chart:axis>
          <chart:series chart:style-name="ch9" chart:values-cell-range-address="Sheet1.B12:Sheet1.B12 Sheet1.B27:Sheet1.B27 Sheet1.B39:Sheet1.B39 Sheet1.B53:Sheet1.B53 Sheet1.B66:Sheet1.B66 Sheet1.H12:Sheet1.H12 Sheet1.H27:Sheet1.H27 Sheet1.H39:Sheet1.H39 Sheet1.H53:Sheet1.H53" chart:class="chart:bar">
            <chart:data-point chart:repeated="9"/>
          </chart:series>
          <chart:series chart:style-name="ch10" chart:values-cell-range-address="Sheet1.C12:Sheet1.C12 Sheet1.C27:Sheet1.C27 Sheet1.C39:Sheet1.C39 Sheet1.C53:Sheet1.C53 Sheet1.C66:Sheet1.C66 Sheet1.I12:Sheet1.I12 Sheet1.I27:Sheet1.I27 Sheet1.I39:Sheet1.I39 Sheet1.I53:Sheet1.I53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average</text:p>
                <draw:g>
                  <svg:desc>Sheet1.A12:Sheet1.A12 Sheet1.A27:Sheet1.A27 Sheet1.A39:Sheet1.A39 Sheet1.A53:Sheet1.A53 Sheet1.A66:Sheet1.A66 Sheet1.G12:Sheet1.G12 Sheet1.G27:Sheet1.G27 Sheet1.G39:Sheet1.G39 Sheet1.G53:Sheet1.G53</svg:desc>
                </draw:g>
              </table:table-cell>
              <table:table-cell office:value-type="float" office:value="NaN">
                <text:p>NaN</text:p>
                <draw:g>
                  <svg:desc>Sheet1.B12:Sheet1.B12 Sheet1.B27:Sheet1.B27 Sheet1.B39:Sheet1.B39 Sheet1.B53:Sheet1.B53 Sheet1.B66:Sheet1.B66 Sheet1.H12:Sheet1.H12 Sheet1.H27:Sheet1.H27 Sheet1.H39:Sheet1.H39 Sheet1.H53:Sheet1.H53</svg:desc>
                </draw:g>
              </table:table-cell>
              <table:table-cell office:value-type="float" office:value="2.9">
                <text:p>2.9</text:p>
                <draw:g>
                  <svg:desc>Sheet1.C12:Sheet1.C12 Sheet1.C27:Sheet1.C27 Sheet1.C39:Sheet1.C39 Sheet1.C53:Sheet1.C53 Sheet1.C66:Sheet1.C66 Sheet1.I12:Sheet1.I12 Sheet1.I27:Sheet1.I27 Sheet1.I39:Sheet1.I39 Sheet1.I53:Sheet1.I53</svg:desc>
                </draw:g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NaN">
                <text:p>NaN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NaN">
                <text:p>NaN</text:p>
              </table:table-cell>
              <table:table-cell office:value-type="float" office:value="4.11111111111111">
                <text:p>4.11111111111111</text:p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NaN">
                <text:p>NaN</text:p>
              </table:table-cell>
              <table:table-cell office:value-type="float" office:value="4.72727272727273">
                <text:p>4.72727272727273</text:p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NaN">
                <text:p>NaN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NaN">
                <text:p>NaN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NaN">
                <text:p>NaN</text:p>
              </table:table-cell>
              <table:table-cell office:value-type="float" office:value="8.44444444444444">
                <text:p>8.44444444444444</text:p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NaN">
                <text:p>NaN</text:p>
              </table:table-cell>
              <table:table-cell office:value-type="float" office:value="9.63636363636364">
                <text:p>9.636363636363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64cm" svg:height="12.871cm" xlink:href=".." xlink:type="simple" chart:class="chart:bar" chart:style-name="ch1">
        <chart:legend chart:legend-position="end" svg:x="16.525cm" svg:y="6.136cm" style:legend-expansion="high" chart:style-name="ch2"/>
        <chart:plot-area chart:style-name="ch3" table:cell-range-address="Sheet1.A69:Sheet1.K69" chart:data-source-has-labels="column" svg:x="0.464cm" svg:y="0.463cm" svg:width="14.379cm" svg:height="11.992cm">
          <chartooo:coordinate-region svg:x="0.9cm" svg:y="0.662cm" svg:width="13.943cm" svg:height="11.14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69:Sheet1.K69" chart:label-cell-address="Sheet1.A69:Sheet1.A69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Average running time </text:p>
                <draw:g>
                  <svg:desc>Sheet1.A69:Sheet1.A69</svg:desc>
                </draw:g>
              </table:table-cell>
              <table:table-cell office:value-type="float" office:value="NaN">
                <text:p>NaN</text:p>
                <draw:g>
                  <svg:desc>Sheet1.B69:Sheet1.K69</svg:desc>
                </draw:g>
              </table:table-cell>
              <table:table-cell office:value-type="float" office:value="0.7511502">
                <text:p>0.7511502</text:p>
              </table:table-cell>
              <table:table-cell office:value-type="float" office:value="0.710502">
                <text:p>0.710502</text:p>
              </table:table-cell>
              <table:table-cell office:value-type="float" office:value="0.940070989">
                <text:p>0.940070989</text:p>
              </table:table-cell>
              <table:table-cell office:value-type="float" office:value="1.0958847455">
                <text:p>1.0958847455</text:p>
              </table:table-cell>
              <table:table-cell office:value-type="float" office:value="1.32221003">
                <text:p>1.32221003</text:p>
              </table:table-cell>
              <table:table-cell office:value-type="float" office:value="1.371">
                <text:p>1.371</text:p>
              </table:table-cell>
              <table:table-cell office:value-type="float" office:value="2.2578">
                <text:p>2.2578</text:p>
              </table:table-cell>
              <table:table-cell office:value-type="float" office:value="2.65617555">
                <text:p>2.65617555</text:p>
              </table:table-cell>
              <table:table-cell office:value-type="float" office:value="7.05168">
                <text:p>7.051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